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f170dc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style:text-underline-style="none" officeooo:rsid="00f3f921"/>
    </style:style>
    <style:style style:name="T14" style:family="text">
      <style:text-properties officeooo:rsid="00b7f5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7" style:family="text">
      <style:text-properties officeooo:rsid="00cf4bd3"/>
    </style:style>
    <style:style style:name="T18" style:family="text">
      <style:text-properties officeooo:rsid="00d15271"/>
    </style:style>
    <style:style style:name="T19" style:family="text">
      <style:text-properties officeooo:rsid="00d1584e"/>
    </style:style>
    <style:style style:name="T20" style:family="text">
      <style:text-properties officeooo:rsid="00e081fe"/>
    </style:style>
    <style:style style:name="T21" style:family="text">
      <style:text-properties officeooo:rsid="00e46329"/>
    </style:style>
    <style:style style:name="T22" style:family="text">
      <style:text-properties officeooo:rsid="00e9e5cd"/>
    </style:style>
    <style:style style:name="T23" style:family="text">
      <style:text-properties style:font-name="Courier 10 Pitch" fo:font-size="8pt" officeooo:rsid="000f3f20" style:font-size-asian="8pt" style:font-size-complex="8pt"/>
    </style:style>
    <style:style style:name="T24" style:family="text">
      <style:text-properties style:font-name="Courier 10 Pitch" fo:font-size="8pt" officeooo:rsid="00ed201d" style:font-size-asian="8pt" style:font-size-complex="8pt"/>
    </style:style>
    <style:style style:name="T25" style:family="text">
      <style:text-properties fo:color="#0066ff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9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7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8">e</text:span> prim<text:span text:style-name="T18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20">con </text:span>B)</text:p>
            </table:table-cell>
            <table:table-cell table:style-name="Tabella2.A2" office:value-type="string">
              <text:p text:style-name="P38"><text:span text:style-name="T20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4">is.</text:span> *</text:p>
            </table:table-cell>
            <table:table-cell table:style-name="Tabella2.G2" office:value-type="string">
              <text:p text:style-name="P32">Mag<text:span text:style-name="T19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4">is.</text:span> <text:span text:style-name="T4">*</text:span></text:p>
            </table:table-cell>
            <table:table-cell table:style-name="Tabella2.L2" office:value-type="string">
              <text:p text:style-name="P31">Mag<text:span text:style-name="T19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21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 if record[11] else  ('[%s]' % (int(record[9]) - int(record[10])))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&gt;</text:placeholder></text:p>
          </table:table-cell>
          <table:table-cell table:style-name="Tabella2.R7" office:value-type="string">
            <text:p text:style-name="P13"><text:span text:style-name="T15"><text:placeholder text:placeholder-type="text">&lt;'' if record[20] else '&gt; '&gt;</text:placeholder></text:span><text:span text:style-name="T15"><text:placeholder text:placeholder-type="text">&lt;record[18]&gt;</text:placeholder></text:span><text:span text:style-name="T16"><text:placeholder text:placeholder-type="text">&lt;record[19]&gt;</text:placeholder></text:span><text:span text:style-name="T25"><text:placeholder text:placeholder-type="text">&lt;('\n%s' % record[22]) if record[22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22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3">Codice</text:p>
          </table:table-cell>
          <table:table-cell table:style-name="Tabella1.A1" office:value-type="string">
            <text:p text:style-name="P43">Descrizione</text:p>
          </table:table-cell>
          <table:table-cell table:style-name="Tabella1.C1" office:value-type="string">
            <text:p text:style-name="P43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</table:table>
      <text:p text:style-name="P21"/>
      <text:p text:style-name="P21">TUBI NON UTILIZZATI <text:span text:style-name="T22">SENZA ESISTENZA</text:span></text:p>
      <text:p text:style-name="P20"><text:span text:style-name="T23"><text:placeholder text:placeholder-type="text">&lt;for each="pipe in get_pipe_unused(only_zero=True)"&gt;</text:placeholder></text:span><text:span text:style-name="T24">[</text:span><text:span text:style-name="T23"><text:placeholder text:placeholder-type="text">&lt;pipe.default_code&gt;</text:placeholder></text:span><text:span text:style-name="T24">]</text:span><text:span text:style-name="T23"> </text:span><text:span text:style-name="T2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style style:name="MT13" style:family="text">
      <style:text-properties style:text-underline-style="none" officeooo:rsid="00f3f92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, </text:span><text:span text:style-name="MT13">rosso=coperto, blu=con negativi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4-10T19:05:43.856439297</dc:date>
    <dc:creator>thebrush </dc:creator>
    <meta:editing-duration>P1DT11H42M53S</meta:editing-duration>
    <meta:editing-cycles>236</meta:editing-cycles>
    <meta:document-statistic meta:table-count="2" meta:image-count="0" meta:object-count="0" meta:page-count="2" meta:paragraph-count="62" meta:word-count="195" meta:character-count="1485" meta:non-whitespace-character-count="1305"/>
  </office:meta>
</office:document-meta>
</file>